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CC000000990F23847CEF29EC0BC.jpg" manifest:media-type="image/jpe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18.976cm, 0cm, 16.699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8.999cm" svg:height="6.399cm" svg:x="1cm" svg:y="11.9cm">
          <draw:image xlink:href="Pictures/1000000000000CC000000990F23847CEF29EC0BC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1-21T23:31:00.394176666</dc:date>
    <dc:creator>Joana </dc:creator>
    <meta:editing-duration>PT1M46S</meta:editing-duration>
    <meta:editing-cycles>2</meta:editing-cycles>
    <meta:generator>LibreOffice/5.0.3.2$Linux_X86_64 LibreOffice_project/00m0$Build-2</meta:generator>
    <meta:document-statistic meta:object-count="1"/>
  </office:meta>
</office:document-meta>
</file>